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5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table:formula="of:=2025-201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GE_RATE</text:p>
          </table:table-cell>
          <table:table-cell table:formula="of:=[.B2]*(0.5/100)" office:value-type="float" office:value="0.065" calcext:value-type="float">
            <text:p>0,065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VALUE_RATE</text:p>
          </table:table-cell>
          <table:table-cell table:formula="of:=([.B4]/10000)*(0.5/100)"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APPLIED_RATE</text:p>
          </table:table-cell>
          <table:table-cell table:formula="of:=[.B3]+[.B5]" office:value-type="float" office:value="0.115" calcext:value-type="float">
            <text:p>0,115</text:p>
          </table:table-cell>
        </table:table-row>
        <table:table-row table:style-name="ro1">
          <table:table-cell office:value-type="string" calcext:value-type="string">
            <text:p>BASE_PREMIUM</text:p>
          </table:table-cell>
          <table:table-cell table:formula="of:=[.B4]*[.B6]" office:value-type="float" office:value="11500" calcext:value-type="float">
            <text:p>11500</text:p>
          </table:table-cell>
        </table:table-row>
        <table:table-row table:style-name="ro1">
          <table:table-cell office:value-type="string" calcext:value-type="string">
            <text:p>DEDUCTIBLE_PECENTAGE</text:p>
          </table:table-cell>
          <table:table-cell table:formula="of:=0.1" office:value-type="float" office:value="0.1" calcext:value-type="float">
            <text:p>0,1</text:p>
          </table:table-cell>
        </table:table-row>
        <table:table-row table:style-name="ro1">
          <table:table-cell table:style-name="ce1" office:value-type="string" calcext:value-type="string">
            <text:p>DEDUCTIBLE_DISCOUNT</text:p>
          </table:table-cell>
          <table:table-cell table:formula="of:=[.B7]*[.B8]"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BROKER_FE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INAL_PREMIUM</text:p>
          </table:table-cell>
          <table:table-cell table:formula="of:=[.B7]-[.B9]+[.B10]"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COVERAGE_PERCENTAGE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E_POLICY_LIMIT</text:p>
          </table:table-cell>
          <table:table-cell table:formula="of:=[.B4]*[.B12]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DEDUCTIBLE_VALUE</text:p>
          </table:table-cell>
          <table:table-cell table:formula="of:=[.B13]*[.B8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FINAL_POLICY_LIMIT</text:p>
          </table:table-cell>
          <table:table-cell table:formula="of:=[.B13]-[.B14]" office:value-type="float" office:value="90000" calcext:value-type="float">
            <text:p>9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0:56:41.009157511</meta:creation-date>
    <dc:date>2025-02-17T01:18:37.522706932</dc:date>
    <meta:editing-duration>PT11M34S</meta:editing-duration>
    <meta:editing-cycles>1</meta:editing-cycles>
    <meta:document-statistic meta:table-count="1" meta:cell-count="28" meta:object-count="0"/>
    <meta:generator>LibreOffice/24.2.7.2$Linux_X86_64 LibreOffice_project/420$Build-2</meta:generator>
  </office:meta>
</office:document-meta>
</file>